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398cm" fo:min-width="2.04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opacity="0%"/>
      <style:paragraph-properties fo:text-align="center" style:writing-mode="lr-tb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cm" svg:y1="1.8cm" svg:x2="2cm" svg:y2="7cm">
          <text:p/>
        </draw:line>
        <draw:line draw:style-name="gr1" draw:text-style-name="P1" draw:layer="layout" svg:x1="2cm" svg:y1="7cm" svg:x2="4.6cm" svg:y2="7cm">
          <text:p/>
        </draw:line>
        <draw:line draw:style-name="gr1" draw:text-style-name="P1" draw:layer="layout" svg:x1="4.6cm" svg:y1="1.8cm" svg:x2="4.6cm" svg:y2="7cm">
          <text:p/>
        </draw:line>
        <draw:custom-shape draw:style-name="gr2" draw:text-style-name="P3" draw:layer="layout" svg:width="2.6cm" svg:height="0.7cm" svg:x="2cm" svg:y="6.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7cm" svg:x="2cm" svg:y="5.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7cm" svg:x="2cm" svg:y="4.9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7cm" svg:x="2cm" svg:y="4.2cm">
          <text:p text:style-name="P2">3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065cm" svg:height="0.962cm" svg:x="5cm" svg:y="7.1cm">
          <draw:text-box>
            <text:p>а)</text:p>
          </draw:text-box>
        </draw:frame>
        <draw:line draw:style-name="gr1" draw:text-style-name="P1" draw:layer="layout" svg:x1="2cm" svg:y1="8.787cm" svg:x2="2cm" svg:y2="13.987cm">
          <text:p/>
        </draw:line>
        <draw:line draw:style-name="gr1" draw:text-style-name="P1" draw:layer="layout" svg:x1="2cm" svg:y1="13.987cm" svg:x2="4.6cm" svg:y2="13.987cm">
          <text:p/>
        </draw:line>
        <draw:line draw:style-name="gr1" draw:text-style-name="P1" draw:layer="layout" svg:x1="4.6cm" svg:y1="8.787cm" svg:x2="4.6cm" svg:y2="13.987cm">
          <text:p/>
        </draw:line>
        <draw:custom-shape draw:style-name="gr2" draw:text-style-name="P3" draw:layer="layout" svg:width="2.6cm" svg:height="0.7cm" svg:x="2cm" svg:y="13.287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7cm" svg:x="2cm" svg:y="12.587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7cm" svg:x="2cm" svg:y="11.88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7cm" svg:x="2cm" svg:y="11.187cm">
          <text:p text:style-name="P2">3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078cm" svg:height="0.962cm" svg:x="5cm" svg:y="13.887cm">
          <draw:text-box>
            <text:p>б)</text:p>
          </draw:text-box>
        </draw:frame>
        <draw:line draw:style-name="gr1" draw:text-style-name="P1" draw:layer="layout" svg:x1="6.3cm" svg:y1="1.8cm" svg:x2="6.3cm" svg:y2="7cm">
          <text:p/>
        </draw:line>
        <draw:line draw:style-name="gr1" draw:text-style-name="P1" draw:layer="layout" svg:x1="6.3cm" svg:y1="7cm" svg:x2="8.9cm" svg:y2="7cm">
          <text:p/>
        </draw:line>
        <draw:line draw:style-name="gr1" draw:text-style-name="P1" draw:layer="layout" svg:x1="8.9cm" svg:y1="1.8cm" svg:x2="8.9cm" svg:y2="7cm">
          <text:p/>
        </draw:line>
        <draw:custom-shape draw:style-name="gr2" draw:text-style-name="P3" draw:layer="layout" svg:width="2.6cm" svg:height="0.7cm" svg:x="6.3cm" svg:y="6.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7cm" svg:x="6.3cm" svg:y="5.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7cm" svg:x="6.3cm" svg:y="4.9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7cm" svg:x="6.3cm" svg:y="4.2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7cm" svg:x="2cm" svg:y="10.478cm">
          <text:p text:style-name="P2">5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8.8cm" svg:x2="6.3cm" svg:y2="14cm">
          <text:p/>
        </draw:line>
        <draw:line draw:style-name="gr1" draw:text-style-name="P1" draw:layer="layout" svg:x1="6.3cm" svg:y1="14cm" svg:x2="8.9cm" svg:y2="14cm">
          <text:p/>
        </draw:line>
        <draw:line draw:style-name="gr1" draw:text-style-name="P1" draw:layer="layout" svg:x1="8.9cm" svg:y1="8.8cm" svg:x2="8.9cm" svg:y2="14cm">
          <text:p/>
        </draw:line>
        <draw:custom-shape draw:style-name="gr2" draw:text-style-name="P3" draw:layer="layout" svg:width="2.6cm" svg:height="0.7cm" svg:x="6.3cm" svg:y="13.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7cm" svg:x="6.3cm" svg:y="12.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7cm" svg:x="6.3cm" svg:y="11.9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7cm" svg:x="6.3cm" svg:y="11.2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7cm" svg:x="6.3cm" svg:y="10.5cm">
          <text:p text:style-name="P2">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7cm" fo:page-height="1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6T11:09:48.763000000</meta:creation-date>
    <dc:date>2021-11-16T11:27:44.721000000</dc:date>
    <meta:editing-duration>PT17M52S</meta:editing-duration>
    <meta:editing-cycles>7</meta:editing-cycles>
    <meta:generator>LibreOffice/5.4.3.2$Windows_X86_64 LibreOffice_project/92a7159f7e4af62137622921e809f8546db437e5</meta:generator>
    <meta:document-statistic meta:object-count="32"/>
  </office:meta>
</office:document-meta>
</file>